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roid Sans Fallback" svg:font-family="'Droid Sans Fallb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svg:stroke-width="0.203cm" draw:marker-start-width="0.503cm" draw:marker-end-width="0.503cm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203cm" draw:marker-start-width="0.477cm" draw:marker-end-width="0.477cm" draw:textarea-horizontal-align="justify" draw:textarea-vertical-align="middle" draw:auto-grow-height="false" fo:min-height="0cm" fo:min-width="0cm" fo:padding-top="0.199cm" fo:padding-bottom="0.199cm" fo:padding-left="0.324cm" fo:padding-right="0.324cm"/>
    </style:style>
    <style:style style:name="gr6" style:family="graphic" style:parent-style-name="objectwithoutfill">
      <style:graphic-properties svg:stroke-width="0.305cm" draw:marker-start-width="0.655cm" draw:marker-end-width="0.65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6cm" draw:marker-start-width="1.1cm" draw:marker-end-width="1.1cm" draw:fill="none" draw:textarea-vertical-align="middle" fo:padding-top="0.425cm" fo:padding-bottom="0.425cm" fo:padding-left="0.55cm" fo:padding-r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4.334cm" fo:min-width="8.021cm"/>
    </style:style>
    <style:style style:name="gr9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4.83cm" fo:min-width="0.389cm"/>
    </style:style>
    <style:style style:name="gr10" style:family="graphic" style:parent-style-name="Heading_20_A0">
      <style:graphic-properties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7.513cm" fo:min-width="18.025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88pt" style:font-size-asian="88pt" style:font-size-complex="8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style:text-properties style:font-name="Droid Sans Fallback" fo:font-size="96pt" style:font-size-asian="20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font-name="Droid Sans Fallback" fo:font-size="96pt" style:font-size-asian="20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measurelines" svg:width="18.415cm" svg:height="3.81cm" svg:x="1.27cm" svg:y="1.27cm">
          <draw:text-box>
            <text:p text:style-name="P1"><text:span text:style-name="T1">Big APP</text:span></text:p>
          </draw:text-box>
        </draw:frame>
      </draw:page>
      <draw:page draw:name="page2" draw:style-name="dp1" draw:master-page-name="Standard">
        <draw:custom-shape draw:style-name="gr2" draw:text-style-name="P1" draw:layer="measurelines" svg:width="15.511cm" svg:height="1.27cm" svg:x="2.722cm" svg:y="5.71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measurelines" svg:x1="2.54cm" svg:y1="13.97cm" svg:x2="18.415cm" svg:y2="13.97cm">
          <text:p/>
        </draw:line>
        <draw:line draw:style-name="gr3" draw:text-style-name="P3" draw:layer="measurelines" svg:x1="3.81cm" svg:y1="12.7cm" svg:x2="3.81cm" svg:y2="15.24cm">
          <text:p/>
        </draw:line>
        <draw:line draw:style-name="gr3" draw:text-style-name="P3" draw:layer="measurelines" svg:x1="17.145cm" svg:y1="12.7cm" svg:x2="17.145cm" svg:y2="15.24cm">
          <text:p/>
        </draw:line>
        <draw:line draw:style-name="gr3" draw:text-style-name="P3" draw:layer="measurelines" svg:x1="2.54cm" svg:y1="10.16cm" svg:x2="18.415cm" svg:y2="10.16cm">
          <text:p/>
        </draw:line>
        <draw:line draw:style-name="gr3" draw:text-style-name="P3" draw:layer="measurelines" svg:x1="3.81cm" svg:y1="8.89cm" svg:x2="3.81cm" svg:y2="11.43cm">
          <text:p/>
        </draw:line>
        <draw:line draw:style-name="gr3" draw:text-style-name="P3" draw:layer="measurelines" svg:x1="17.145cm" svg:y1="8.89cm" svg:x2="17.145cm" svg:y2="11.43cm">
          <text:p/>
        </draw:line>
        <draw:line draw:style-name="gr3" draw:text-style-name="P3" draw:layer="measurelines" svg:x1="12.065cm" svg:y1="8.89cm" svg:x2="12.065cm" svg:y2="11.43cm">
          <text:p/>
        </draw:line>
        <draw:custom-shape draw:style-name="gr4" draw:text-style-name="P1" draw:layer="measurelines" svg:width="2.54cm" svg:height="1.27cm" svg:x="2.54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measurelines" svg:width="2.54cm" svg:height="1.27cm" svg:x="15.875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measurelines" svg:x1="1.905cm" svg:y1="6.985cm" svg:x2="19.05cm" svg:y2="6.985cm">
          <text:p/>
        </draw:line>
        <draw:line draw:style-name="gr6" draw:text-style-name="P3" draw:layer="measurelines" svg:x1="1.905cm" svg:y1="5.715cm" svg:x2="19.05cm" svg:y2="5.715cm">
          <text:p/>
        </draw:line>
        <draw:line draw:style-name="gr3" draw:text-style-name="P3" draw:layer="measurelines" svg:x1="2.721cm" svg:y1="5.715cm" svg:x2="2.721cm" svg:y2="6.985cm">
          <text:p/>
        </draw:line>
        <draw:line draw:style-name="gr3" draw:text-style-name="P3" draw:layer="measurelines" svg:x1="18.234cm" svg:y1="5.715cm" svg:x2="18.234cm" svg:y2="6.985cm">
          <text:p/>
        </draw:line>
      </draw:page>
      <draw:page draw:name="page3" draw:style-name="dp1" draw:master-page-name="Standard">
        <draw:line draw:style-name="gr7" draw:text-style-name="P3" draw:layer="layout" svg:x1="1.016cm" svg:y1="10.287cm" svg:x2="20.026cm" svg:y2="10.287cm">
          <text:p/>
        </draw:line>
        <draw:custom-shape draw:style-name="gr8" draw:text-style-name="P1" draw:layer="layout" svg:width="9.017cm" svg:height="5.08cm" svg:x="5.969cm" svg:y="7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0.889cm" svg:height="5.08cm" svg:x="7.112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9cm" svg:height="5.08cm" svg:x="8.255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9cm" svg:height="5.08cm" svg:x="9.398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9cm" svg:height="5.08cm" svg:x="10.541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9cm" svg:height="5.08cm" svg:x="12.192cm" svg:y="7.74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801cm" svg:height="4.434cm" svg:x="9.629cm" svg:y="1.651cm">
          <draw:text-box>
            <text:p text:style-name="P5"><text:span text:style-name="T2">?</text:span></text:p>
          </draw:text-box>
        </draw:frame>
        <draw:custom-shape draw:style-name="gr11" draw:text-style-name="P3" draw:layer="layout" svg:width="20.447cm" svg:height="19.685cm" svg:x="0.23cm" svg:y="0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roid Sans Fallback" svg:font-family="'Droid Sans Fallb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0T15:20:08</meta:creation-date>
    <meta:editing-duration>P3DT8H39M26S</meta:editing-duration>
    <meta:editing-cycles>8</meta:editing-cycles>
    <meta:generator>LibreOffice/6.4.7.2$Linux_X86_64 LibreOffice_project/40$Build-2</meta:generator>
    <meta:initial-creator>Berthold Fritz</meta:initial-creator>
    <dc:date>2022-01-18T22:18:54.325776890</dc:date>
    <meta:document-statistic meta:object-count="24"/>
  </office:meta>
</office:document-meta>
</file>